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A9C186DCE3F1CA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2.5cm"/>
    </style:style>
    <style:style style:name="gr2" style:family="graphic" style:parent-style-name="standard">
      <style:graphic-properties draw:fill="bitmap" draw:fill-image-name="Wide_20_Upward_20_Diagonal" draw:opacity="50%" draw:textarea-horizontal-align="justify" draw:textarea-vertical-align="middle" draw:auto-grow-height="false" fo:min-height="0.05cm" fo:min-width="0.782cm" draw:shadow-opacity="50%"/>
    </style:style>
    <style:style style:name="gr3" style:family="graphic" style:parent-style-name="standard">
      <style:graphic-properties svg:stroke-color="#99ff66" draw:fill="solid" draw:fill-color="#ccffcc" draw:textarea-horizontal-align="justify" draw:textarea-vertical-align="middle" draw:auto-grow-height="false" fo:min-height="1.15cm" fo:min-width="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image-name="Wide_20_Upward_20_Diagonal" draw:opacity="50%"/>
      <style:paragraph-properties fo:text-align="center"/>
    </style:style>
    <style:style style:name="P3" style:family="paragraph">
      <loext:graphic-properties draw:fill="solid" draw:fill-color="#ccff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006600" style:font-name="Liberation Sans Narro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6600" style:font-name="Liberation Sans Narro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color="#006600" style:font-name="Liberation Sans Narro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3cm" svg:height="1.4cm" svg:x="0cm" svg:y="0cm">
            <text:p text:style-name="P1">Buy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3cm" svg:height="1.4cm" svg:x="4.8cm" svg:y="0cm">
            <text:p text:style-name="P1">Seller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6cm" svg:height="0.6cm" svg:x="3.1cm" svg:y="0.453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3" xml:id="id2" draw:id="id2" draw:layer="layout" svg:width="3.5cm" svg:height="1.4cm" svg:x="2.3cm" svg:y="2cm">
            <text:p text:style-name="P1">Mastercard</text:p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draw:type="curve" svg:x1="1.5cm" svg:y1="1.4cm" svg:x2="2.3cm" svg:y2="2.7cm" draw:start-shape="id1" draw:start-glue-point="2" draw:end-shape="id2" draw:end-glue-point="3" svg:d="M1500 1400c0 867 266 1300 800 1300" svg:viewBox="0 0 801 1301">
            <text:p/>
          </draw:connector>
          <draw:connector draw:style-name="gr4" draw:text-style-name="P4" draw:layer="layout" draw:type="curve" svg:x1="5.8cm" svg:y1="2.7cm" svg:x2="6.3cm" svg:y2="1.4cm" draw:start-shape="id2" draw:start-glue-point="1" draw:end-shape="id3" draw:end-glue-point="2" svg:d="M5800 2700c334 0 500-433 500-1300" svg:viewBox="0 0 501 1301">
            <text:p/>
          </draw:connector>
          <draw:frame draw:style-name="gr5" draw:text-style-name="P6" draw:layer="layout" svg:width="3.4cm" svg:height="0.657cm" svg:x="2.4cm" svg:y="1.9cm">
            <draw:text-box>
              <text:p text:style-name="P5"><text:span text:style-name="T1">Intermediar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Wide_20_Upward_20_Diagonal" draw:display-name="Wide Upward Diagonal" xlink:href="Pictures/100000000000000800000008A9C186DCE3F1CAE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7.8cm" fo:page-height="3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4:41:35.350502954</meta:creation-date>
    <dc:date>2019-01-28T14:47:44.906518035</dc:date>
    <meta:editing-duration>PT6M10S</meta:editing-duration>
    <meta:editing-cycles>1</meta:editing-cycles>
    <meta:document-statistic meta:object-count="8"/>
    <meta:generator>LibreOffice/6.1.4.2$Linux_X86_64 LibreOffice_project/10$Build-2</meta:generator>
  </office:meta>
</office:document-meta>
</file>